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20000278900002789E057A91D.wmf" manifest:media-type=""/>
  <manifest:file-entry manifest:full-path="Pictures/1000000000000640000004B042EB68AC.png" manifest:media-type=""/>
  <manifest:file-entry manifest:full-path="Pictures/1000000000000640000004B03835CD6D.png" manifest:media-type=""/>
  <manifest:file-entry manifest:full-path="Pictures/1000000000000640000004B0A36478F5.png" manifest:media-type=""/>
  <manifest:file-entry manifest:full-path="Pictures/1000000000000640000004B03E333AF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pinWheelWipe" smil:subtype="eightBlad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Right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Right" smil:direction="revers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waterfallWipe" smil:subtype="horizontalLeft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Left" smil:direction="reverse"/>
    </style:style>
    <style:style style:name="dp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ellipseWipe" smil:subtype="circle"/>
    </style:style>
    <style:style style:name="dp9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irisWipe" smil:subtype="diamond"/>
    </style:style>
    <style:style style:name="dp10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ourBoxWipe" smil:subtype="cornersOut"/>
    </style:style>
    <style:style style:name="dp1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nWipe" smil:subtype="centerTop"/>
    </style:style>
    <style:style style:name="dp12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3" style:repeat="stretch" presentation:display-footer="false" presentation:display-page-number="false" presentation:display-date-time="false" smil:type="zoom" smil:subtype="rotateIn"/>
    </style:style>
    <style:style style:name="dp1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4" style:repeat="stretch" presentation:display-footer="false" presentation:display-page-number="false" presentation:display-date-time="false" smil:type="checkerBoardWipe" smil:subtype="across"/>
    </style:style>
    <style:style style:name="dp14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4" style:repeat="stretch" presentation:display-footer="false" presentation:display-page-number="false" presentation:display-date-time="false" smil:type="checkerBoardWipe" smil:subtype="down"/>
    </style:style>
    <style:style style:name="dp15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4" style:repeat="stretch" presentation:display-footer="false" presentation:display-page-number="false" presentation:display-date-time="false" smil:type="pushWipe" smil:subtype="combHorizontal"/>
    </style:style>
    <style:style style:name="dp16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4" style:repeat="stretch" presentation:display-footer="false" presentation:display-page-number="false" presentation:display-date-time="false" smil:type="pushWipe" smil:subtype="comb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9cm" svg:stroke-color="#000000" draw:marker-start="msArrowOpenEnd_20_5" draw:marker-start-width="0.715cm" draw:marker-start-center="false" draw:marker-end="msArrowOpenEnd_20_5" draw:marker-end-width="0.7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79cm" svg:stroke-color="#ffffff" draw:marker-start="Arrowheads_20_1" draw:marker-start-width="0.355cm" draw:marker-start-center="false" draw:marker-end="Arrowheads_20_2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solid" svg:stroke-width="0.079cm" svg:stroke-color="#ffffff" draw:marker-start="Arrowheads_20_3" draw:marker-start-width="0.355cm" draw:marker-start-center="false" draw:marker-end="Arrowheads_20_4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79cm" svg:stroke-color="#ffffff" draw:marker-start="Arrowheads_20_5" draw:marker-start-width="0.355cm" draw:marker-start-center="false" draw:marker-end="Arrowheads_20_6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79cm" svg:stroke-color="#ffffff" draw:marker-start="Arrowheads_20_7" draw:marker-start-width="0.355cm" draw:marker-start-center="false" draw:marker-end="Arrowheads_20_8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solid" svg:stroke-width="0.079cm" svg:stroke-color="#ffffff" draw:marker-start="Arrowheads_20_9" draw:marker-start-width="0.355cm" draw:marker-start-center="false" draw:marker-end="Arrowheads_20_10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" style:family="graphic" style:parent-style-name="standard">
      <style:graphic-properties draw:stroke="solid" svg:stroke-width="0.079cm" svg:stroke-color="#ffffff" draw:marker-start="Arrowheads_20_11" draw:marker-start-width="0.355cm" draw:marker-start-center="false" draw:marker-end="Arrowheads_20_12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solid" svg:stroke-width="0.071cm" svg:stroke-color="#c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c00000" draw:marker-end="Arrowheads_20_13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c00000" draw:marker-end="Arrowheads_20_14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solid" svg:stroke-width="0.079cm" svg:stroke-color="#c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106cm" svg:stroke-color="#c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593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228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4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05cm" fo:min-width="0cm" fo:padding-top="0.127cm" fo:padding-bottom="0.127cm" fo:padding-left="0.254cm" fo:padding-right="0.254cm" fo:wrap-option="wrap"/>
    </style:style>
    <style:style style:name="pr8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637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align="start" fo:text-indent="0cm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fo:margin-left="0cm" fo:margin-right="0cm" fo:margin-top="0.105cm" fo:margin-bottom="0cm" fo:text-indent="0cm"/>
    </style:style>
    <style:style style:name="P6" style:family="paragraph">
      <style:paragraph-properties fo:margin-left="0.952cm" fo:margin-right="0cm" fo:margin-top="0.282cm" fo:margin-bottom="0cm" fo:text-indent="-0.952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.952cm" fo:margin-right="0cm" fo:margin-top="0.423cm" fo:margin-bottom="0cm" fo:text-indent="-0.952cm"/>
    </style:style>
    <style:style style:name="P10" style:family="paragraph">
      <style:paragraph-properties fo:margin-left="0cm" fo:margin-right="0cm" fo:margin-top="0.423cm" fo:margin-bottom="0cm" fo:text-indent="0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line-height="100%" fo:text-indent="0cm" style:punctuation-wrap="hanging" style:line-break="strict"/>
    </style:style>
    <style:style style:name="T1" style:family="text">
      <style:text-properties fo:color="#ffb7ab" fo:font-size="60pt" fo:language="en" fo:country="US" style:font-size-asian="60pt" style:font-size-complex="60pt"/>
    </style:style>
    <style:style style:name="T2" style:family="text">
      <style:text-properties fo:color="#ffb7ab" fo:font-size="18pt" fo:language="en" fo:country="US" style:font-size-asian="18pt" style:font-size-complex="18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color="#ffffff" fo:font-size="32pt" fo:language="en" fo:country="US" style:font-size-asian="32pt" style:font-size-complex="32pt"/>
    </style:style>
    <style:style style:name="T5" style:family="text">
      <style:text-properties fo:color="#ffffff" fo:font-size="12pt" fo:language="en" fo:country="US" style:font-size-asian="12pt" style:font-size-complex="12pt"/>
    </style:style>
    <style:style style:name="T6" style:family="text">
      <style:text-properties fo:language="en" fo:country="US"/>
    </style:style>
    <style:style style:name="T7" style:family="text">
      <style:text-properties fo:font-size="28pt" fo:language="en" fo:country="US" style:font-size-asian="28pt" style:font-size-complex="28pt"/>
    </style:style>
    <style:style style:name="T8" style:family="text">
      <style:text-properties fo:color="#ffffff" fo:font-size="48pt" fo:language="en" fo:country="US" style:font-size-asian="48pt" style:font-size-complex="48pt"/>
    </style:style>
    <style:style style:name="T9" style:family="text">
      <style:text-properties fo:color="#ffb7ab" fo:font-size="66pt" fo:language="en" fo:country="US" style:font-size-asian="66pt" style:font-size-complex="66pt"/>
    </style:style>
    <style:style style:name="T10" style:family="text">
      <style:text-properties fo:font-size="32pt" fo:language="en" fo:country="US" style:font-size-asian="32pt" style:font-size-complex="32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32pt" fo:language="en" fo:country="US" style:text-underline-style="solid" style:text-underline-width="auto" style:text-underline-color="font-color" style:font-size-asian="32pt" style:font-size-complex="32pt"/>
    </style:style>
    <style:style style:name="T13" style:family="text">
      <style:text-properties fo:font-size="16pt" fo:language="en" fo:country="US" style:font-size-asian="16pt" style:font-size-complex="16pt"/>
    </style:style>
    <style:style style:name="T14" style:family="text">
      <style:text-properties fo:font-size="20pt" fo:language="en" fo:country="US" style:font-size-asian="20pt" style:font-size-complex="20pt"/>
    </style:style>
    <style:style style:name="T15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16" style:family="text">
      <style:text-properties fo:font-size="18pt" fo:language="en" fo:country="US" style:font-size-asian="18pt" style:font-size-complex="18pt"/>
    </style:style>
    <style:style style:name="T17" style:family="text">
      <style:text-properties fo:font-size="28pt" fo:language="en" fo:country="US" style:text-underline-style="solid" style:text-underline-width="auto" style:text-underline-color="font-color" style:font-size-asian="28pt" style:font-size-complex="28pt"/>
    </style:style>
    <style:style style:name="T18" style:family="text">
      <style:text-properties fo:color="#c00000" fo:font-family="'Wingdings 2'" style:font-family-generic="roman" style:font-pitch="variable" style:font-charset="x-symbol" fo:font-size="36pt" fo:language="en" fo:country="US" fo:font-weight="bold" style:font-size-asian="36pt" style:font-weight-asian="bold" style:font-size-complex="36pt" style:font-weight-complex="bold"/>
    </style:style>
    <style:style style:name="T19" style:family="text">
      <style:text-properties fo:color="#c00000" fo:font-size="32pt" fo:language="en" fo:country="US" fo:font-weight="bold" style:font-family-asian="'Times New Roman'" style:font-family-generic-asian="roman" style:font-pitch-asian="variable" style:font-size-asian="32pt" style:font-weight-asian="bold" style:font-family-complex="'Times New Roman'" style:font-family-generic-complex="roman" style:font-pitch-complex="variable" style:font-size-complex="32pt" style:font-weight-complex="bold"/>
    </style:style>
    <style:style style:name="T20" style:family="text">
      <style:text-properties fo:font-size="12pt" fo:language="en" fo:country="US" style:font-size-asian="12pt" style:font-size-complex="12pt"/>
    </style:style>
    <style:style style:name="T21" style:family="text">
      <style:text-properties fo:font-size="26pt" fo:language="en" fo:country="US" style:font-size-asian="26pt" style:font-size-complex="26pt"/>
    </style:style>
    <style:style style:name="T22" style:family="text">
      <style:text-properties fo:font-size="16pt" fo:language="en" fo:country="US" style:text-underline-style="solid" style:text-underline-width="auto" style:text-underline-color="font-color" style:font-size-asian="16pt" style:font-size-complex="16pt"/>
    </style:style>
    <style:style style:name="T23" style:family="text">
      <style:text-properties fo:color="#c00000" fo:font-size="32pt" fo:language="en" fo:country="US" fo:font-weight="bold" style:font-size-asian="32pt" style:font-weight-asian="bold" style:font-size-complex="32pt" style:font-weight-complex="bold"/>
    </style:style>
    <style:style style:name="T24" style:family="text">
      <style:text-properties fo:font-size="11pt" fo:language="en" fo:country="US" style:font-size-asian="11pt" style:font-size-complex="11pt"/>
    </style:style>
    <style:style style:name="T25" style:family="text">
      <style:text-properties fo:color="#c00000" fo:font-size="32pt" fo:language="en" fo:country="US" style:font-size-asian="32pt" style:font-size-complex="32pt"/>
    </style:style>
    <style:style style:name="T26" style:family="text">
      <style:text-properties fo:language="en" fo:country="US"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ffb7ab" fo:font-size="100%"/>
      </text:list-level-style-number>
    </text:list-style>
    <text:list-style style:name="L2">
      <text:list-level-style-number text:level="1" style:num-format="">
        <style:list-level-properties/>
        <style:text-properties fo:color="#ffb7ab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c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ystems of Equations " draw:style-name="dp1" draw:master-page-name="Title1" presentation:use-date-time-name="dtd1">
        <draw:frame presentation:style-name="pr1" draw:text-style-name="P2" draw:layer="layout" svg:width="24.765cm" svg:height="2.795cm" svg:x="0.634cm" svg:y="5.164cm" presentation:class="title" presentation:user-transformed="true">
          <draw:text-box>
            <text:list text:style-name="L1">
              <text:list-header>
                <text:p text:style-name="P1"><text:span text:style-name="T1">Systems of Equations </text:span></text:p>
              </text:list-header>
            </text:list>
          </draw:text-box>
        </draw:frame>
        <draw:frame presentation:style-name="pr2" draw:text-style-name="P2" draw:layer="layout" svg:width="24.765cm" svg:height="1.017cm" svg:x="0.634cm" svg:y="7.832cm">
          <draw:text-box>
            <text:list text:style-name="L2">
              <text:list-header>
                <text:p text:style-name="P3"><text:span text:style-name="T2">SPI 3102.3.9       Solve systems of linear equation/inequalities in two variables. 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ethods Used to Solve Systems of Equations" draw:style-name="dp3" draw:master-page-name="Default" presentation:use-date-time-name="dtd1" xml:id="id1" draw:id="id1">
        <draw:frame presentation:style-name="pr4" draw:text-style-name="P2" draw:layer="layout" svg:width="23.919cm" svg:height="3.303cm" svg:x="0.422cm" svg:y="-0.064cm" presentation:class="title" presentation:user-transformed="true">
          <draw:text-box>
            <text:list text:style-name="L1">
              <text:list-header>
                <text:p text:style-name="P1"><text:span text:style-name="T3">Methods Used to Solve Systems of Equations</text:span></text:p>
              </text:list-header>
            </text:list>
          </draw:text-box>
        </draw:frame>
        <draw:frame presentation:style-name="pr5" draw:text-style-name="P2" draw:layer="layout" svg:width="22.014cm" svg:height="14.394cm" svg:x="0.423cm" svg:y="3.386cm" presentation:class="outline" presentation:user-transformed="true">
          <draw:text-box>
            <text:list text:style-name="L3">
              <text:list-item>
                <text:p xml:id="id2" text:id="id2" text:style-name="P4"><text:span text:style-name="T4">Graphing</text:span></text:p>
                <text:p text:style-name="P5"><text:span text:style-name="T5"/></text:p>
              </text:list-item>
              <text:list-item>
                <text:p xml:id="id3" text:id="id3" text:style-name="P4"><text:span text:style-name="T4">Substitution</text:span></text:p>
                <text:p text:style-name="P5"><text:span text:style-name="T5"/></text:p>
              </text:list-item>
              <text:list-item>
                <text:p xml:id="id4" text:id="id4" text:style-name="P4"><text:span text:style-name="T4">Elimination (Linear Combination)</text:span></text:p>
                <text:p text:style-name="P5"><text:span text:style-name="T5"/></text:p>
              </text:list-item>
              <text:list-item>
                <text:p xml:id="id5" text:id="id5" text:style-name="P4"><text:span text:style-name="T4">Cramer’s Rule</text:span></text:p>
                <text:p text:style-name="P5"><text:span text:style-name="T5"/></text:p>
              </text:list-item>
              <text:list-item>
                <text:p xml:id="id6" text:id="id6" text:style-name="P4"><text:span text:style-name="T4">Gauss-Jordan Method</text:span></text:p>
                <text:p text:style-name="P5"><text:span text:style-name="T5"/></text:p>
              </text:list-item>
              <text:list-item>
                <text:p xml:id="id7" text:id="id7" text:style-name="P4"><text:span text:style-name="T4">… </text:span><text:span text:style-name="T4">and others</text:span></text:p>
              </text:list-item>
            </text:list>
          </draw:text-box>
        </draw:frame>
        <anim:par smil:dur="indefinite" smil:restart="never" presentation:node-type="timing-root">
          <anim:par smil:begin="id1.begin">
            <anim:transitionFilter smil:dur="1s" smil:type="pinWheelWipe" smil:subtype="eightBl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 smil:additive="base"/>
                  <anim:animate smil:dur="0.5s" smil:fill="hold" smil:targetElement="id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 smil:additive="base"/>
                  <anim:animate smil:dur="0.5s" smil:fill="hold" smil:targetElement="id3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 smil:additive="base"/>
                  <anim:animate smil:dur="0.5s" smil:fill="hold" smil:targetElement="id4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 smil:additive="base"/>
                  <anim:animate smil:dur="0.5s" smil:fill="hold" smil:targetElement="id5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 smil:additive="base"/>
                  <anim:animate smil:dur="0.5s" smil:fill="hold" smil:targetElement="id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 smil:additive="base"/>
                  <anim:animate smil:dur="0.5s" smil:fill="hold" smil:targetElement="id7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 Word About Graphing" draw:style-name="dp4" draw:master-page-name="Default" presentation:use-date-time-name="dtd1" xml:id="id8" draw:id="id8">
        <draw:frame presentation:style-name="pr4" draw:text-style-name="P2" draw:layer="layout" svg:width="19.473cm" svg:height="1.948cm" svg:x="0.634cm" svg:y="0.613cm" presentation:class="title" presentation:user-transformed="true">
          <draw:text-box>
            <text:list text:style-name="L1">
              <text:list-header>
                <text:p text:style-name="P1"><text:span text:style-name="T6">A Word About Graphing</text:span></text:p>
              </text:list-header>
            </text:list>
          </draw:text-box>
        </draw:frame>
        <draw:frame presentation:style-name="pr7" draw:text-style-name="P2" draw:layer="layout" svg:width="23.707cm" svg:height="13.759cm" svg:x="0.422cm" svg:y="3.81cm" presentation:class="outline" presentation:user-transformed="true">
          <draw:text-box>
            <text:list text:style-name="L3">
              <text:list-item>
                <text:p xml:id="id9" text:id="id9" text:style-name="P4"><text:span text:style-name="T4">Graphing is not the best method to use if an exact solution is needed.</text:span></text:p>
                <text:p text:style-name="P4"><text:span text:style-name="T4"/></text:p>
              </text:list-item>
              <text:list-item>
                <text:p xml:id="id10" text:id="id10" text:style-name="P4"><text:span text:style-name="T4">Graphing is often a good method to help solve contextual problems.</text:span></text:p>
              </text:list-item>
            </text:list>
            <text:list text:style-name="L4">
              <text:list-header>
                <text:p text:style-name="P6"><text:span text:style-name="T4"/></text:p>
              </text:list-header>
            </text:list>
            <text:list text:style-name="L3">
              <text:list-header>
                <text:p text:style-name="P4"><text:span text:style-name="T4"/></text:p>
              </text:list-header>
            </text:list>
          </draw:text-box>
        </draw:frame>
        <anim:par smil:dur="indefinite" smil:restart="never" presentation:node-type="timing-root">
          <anim:par smil:begin="id8.begin">
            <anim:transitionFilter smil:dur="1s" smil:type="waterfallWipe" smil:subtype="horizontal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waterfallWipe" smil:subtype="horizontal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y is graphing not always a good method?" draw:style-name="dp5" draw:master-page-name="Default" presentation:use-date-time-name="dtd1" xml:id="id11" draw:id="id11">
        <draw:frame presentation:style-name="pr4" draw:text-style-name="P2" draw:layer="layout" svg:width="23.918cm" svg:height="3.303cm" svg:x="0.635cm" svg:y="-0.064cm" presentation:class="title" presentation:user-transformed="true">
          <draw:text-box>
            <text:list text:style-name="L1">
              <text:list-header>
                <text:p text:style-name="P1"><text:span text:style-name="T3">Why is graphing not always a good method?</text:span></text:p>
              </text:list-header>
            </text:list>
          </draw:text-box>
        </draw:frame>
        <draw:frame presentation:style-name="pr7" draw:text-style-name="P2" draw:layer="layout" svg:width="22.014cm" svg:height="13.759cm" svg:x="0.423cm" svg:y="3.81cm" presentation:class="outline" presentation:user-transformed="true">
          <draw:text-box>
            <text:list text:style-name="L4">
              <text:list-header>
                <text:p text:style-name="P6"><text:span text:style-name="T4"/></text:p>
              </text:list-header>
            </text:list>
            <text:list text:style-name="L3">
              <text:list-header>
                <text:p text:style-name="P4"><text:span text:style-name="T4"/></text:p>
              </text:list-header>
            </text:list>
          </draw:text-box>
        </draw:frame>
        <draw:frame draw:name="Picture 2" draw:style-name="gr2" draw:text-style-name="P7" draw:layer="layout" svg:width="11.43cm" svg:height="11.21cm" svg:x="1.058cm" svg:y="4.445cm">
          <draw:image xlink:href="Pictures/200000320000278900002789E057A91D.wmf" xlink:type="simple" xlink:show="embed" xlink:actuate="onLoad">
            <text:p/>
          </draw:image>
        </draw:frame>
        <draw:connector draw:name="Straight Arrow Connector 5" draw:style-name="gr3" draw:text-style-name="P7" xml:id="id12" draw:id="id12" draw:layer="layout" draw:type="line" svg:x1="2.116cm" svg:y1="12.912cm" svg:x2="9.948cm" svg:y2="6.349cm" svg:d="m2116 12912 7832-6563" svg:viewBox="0 0 7833 6564">
          <text:p/>
        </draw:connector>
        <draw:connector draw:name="Straight Arrow Connector 6" draw:style-name="gr3" draw:text-style-name="P7" xml:id="id13" draw:id="id13" draw:layer="layout" draw:type="line" svg:x1="2.751cm" svg:y1="6.561cm" svg:x2="11.853cm" svg:y2="10.795cm" svg:d="m2751 6561 9102 4234" svg:viewBox="0 0 9103 4235">
          <text:p/>
        </draw:connector>
        <draw:custom-shape draw:name="TextBox 8" draw:style-name="gr4" draw:text-style-name="P2" draw:layer="layout" svg:width="10.171cm" svg:height="3.816cm" svg:x="13.554cm" svg:y="4.198cm">
          <text:list text:style-name="L5">
            <text:list-header>
              <text:p xml:id="id14" text:id="id14" text:style-name="P8"><text:span text:style-name="T7">Can you tell EXACTLY</text:span></text:p>
              <text:p xml:id="id15" text:id="id15" text:style-name="P8"><text:span text:style-name="T7">where the two lines</text:span></text:p>
              <text:p xml:id="id16" text:id="id16" text:style-name="P8"><text:span text:style-name="T7">intersec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4" draw:text-style-name="P2" draw:layer="layout" svg:width="9.777cm" svg:height="3.816cm" svg:x="13.782cm" svg:y="9.737cm">
          <text:list text:style-name="L5">
            <text:list-header>
              <text:p xml:id="id17" text:id="id17" text:style-name="P8"><text:span text:style-name="T7">With other methods, an</text:span></text:p>
              <text:p xml:id="id18" text:id="id18" text:style-name="P8"><text:span text:style-name="T7">exact solution can be </text:span></text:p>
              <text:p xml:id="id19" text:id="id19" text:style-name="P8"><text:span text:style-name="T7">obtained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1.begin">
            <anim:transitionFilter smil:dur="1s" smil:type="waterfallWipe" smil:subtype="horizontalRight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ore About Graphing" draw:style-name="dp6" draw:master-page-name="Default" presentation:use-date-time-name="dtd1" xml:id="id20" draw:id="id20">
        <draw:frame presentation:style-name="pr4" draw:text-style-name="P2" draw:layer="layout" svg:width="19.473cm" svg:height="1.948cm" svg:x="0.634cm" svg:y="0.613cm" presentation:class="title" presentation:user-transformed="true">
          <draw:text-box>
            <text:list text:style-name="L1">
              <text:list-header>
                <text:p text:style-name="P1"><text:span text:style-name="T6">More About Graphing</text:span></text:p>
              </text:list-header>
            </text:list>
          </draw:text-box>
        </draw:frame>
        <draw:frame presentation:style-name="pr7" draw:text-style-name="P2" draw:layer="layout" svg:width="23.919cm" svg:height="13.759cm" svg:x="0.422cm" svg:y="3.81cm" presentation:class="outline" presentation:user-transformed="true">
          <draw:text-box>
            <text:list text:style-name="L3">
              <text:list-item>
                <text:p xml:id="id21" text:id="id21" text:style-name="P4"><text:span text:style-name="T4">Graphing is helpful to visualize the three types of solutions that can occur when solving a system of equations.</text:span></text:p>
                <text:p text:style-name="P4"><text:span text:style-name="T4"/></text:p>
              </text:list-item>
              <text:list-item>
                <text:p xml:id="id22" text:id="id22" text:style-name="P4"><text:span text:style-name="T4">The solution(s) to a system of equations is the point(s) at which the lines intersect.</text:span></text:p>
              </text:list-item>
            </text:list>
            <text:list text:style-name="L4">
              <text:list-header>
                <text:p text:style-name="P6"><text:span text:style-name="T4"/></text:p>
              </text:list-header>
            </text:list>
            <text:list text:style-name="L3">
              <text:list-header>
                <text:p text:style-name="P4"><text:span text:style-name="T4"/></text:p>
              </text:list-header>
            </text:list>
          </draw:text-box>
        </draw:frame>
        <anim:par smil:dur="indefinite" smil:restart="never" presentation:node-type="timing-root">
          <anim:par smil:begin="id20.begin">
            <anim:transitionFilter smil:dur="1s" smil:type="waterfallWipe" smil:subtype="horizontalLef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ypes of Solutions of Systems of Equations" draw:style-name="dp7" draw:master-page-name="Default" presentation:use-date-time-name="dtd1" xml:id="id23" draw:id="id23">
        <draw:frame presentation:style-name="pr4" draw:text-style-name="P2" draw:layer="layout" svg:width="24.13cm" svg:height="3.303cm" svg:x="0.635cm" svg:y="-0.064cm" presentation:class="title" presentation:user-transformed="true">
          <draw:text-box>
            <text:list text:style-name="L1">
              <text:list-header>
                <text:p text:style-name="P1"><text:span text:style-name="T3">Types of Solutions of Systems of Equations</text:span></text:p>
              </text:list-header>
            </text:list>
          </draw:text-box>
        </draw:frame>
        <draw:frame presentation:style-name="pr7" draw:text-style-name="P2" draw:layer="layout" svg:width="24.342cm" svg:height="14.415cm" svg:x="0.423cm" svg:y="3.81cm" presentation:class="outline" presentation:user-transformed="true">
          <draw:text-box>
            <text:list text:style-name="L3">
              <text:list-item>
                <text:p xml:id="id24" text:id="id24" text:style-name="P4"><text:span text:style-name="T4">One solution – the lines cross at one point</text:span></text:p>
              </text:list-item>
            </text:list>
            <text:list text:style-name="L4">
              <text:list-header>
                <text:p text:style-name="P9"><text:span text:style-name="T8"/></text:p>
              </text:list-header>
            </text:list>
            <text:list text:style-name="L3">
              <text:list-item>
                <text:p xml:id="id27" text:id="id27" text:style-name="P4"><text:span text:style-name="T4">No solution – the lines do not cross</text:span></text:p>
                <text:p text:style-name="P10"><text:span text:style-name="T8"/></text:p>
              </text:list-item>
              <text:list-item>
                <text:p xml:id="id30" text:id="id30" text:style-name="P4"><text:span text:style-name="T4">Infinitely many solutions – the lines coincide</text:span></text:p>
              </text:list-item>
            </text:list>
            <text:list text:style-name="L4">
              <text:list-header>
                <text:p text:style-name="P6"><text:span text:style-name="T4"/></text:p>
              </text:list-header>
            </text:list>
            <text:list text:style-name="L3">
              <text:list-header>
                <text:p text:style-name="P4"><text:span text:style-name="T4"/></text:p>
              </text:list-header>
            </text:list>
          </draw:text-box>
        </draw:frame>
        <draw:connector draw:name="Straight Arrow Connector 4" draw:style-name="gr5" draw:text-style-name="P7" xml:id="id25" draw:id="id25" draw:layer="layout" draw:type="line" svg:x1="4.445cm" svg:y1="7.407cm" svg:x2="8.468cm" svg:y2="5.925cm" svg:d="m4445 7407 4023-1482" svg:viewBox="0 0 4024 1483">
          <text:p/>
        </draw:connector>
        <draw:connector draw:name="Straight Arrow Connector 7" draw:style-name="gr6" draw:text-style-name="P7" xml:id="id26" draw:id="id26" draw:layer="layout" draw:type="line" svg:x1="4.657cm" svg:y1="5.714cm" svg:x2="8.256cm" svg:y2="7.62cm" svg:d="m4657 5714 3599 1906" svg:viewBox="0 0 3600 1907">
          <text:p/>
        </draw:connector>
        <draw:connector draw:name="Straight Arrow Connector 11" draw:style-name="gr7" draw:text-style-name="P7" xml:id="id28" draw:id="id28" draw:layer="layout" draw:type="line" svg:x1="9.101cm" svg:y1="11.007cm" svg:x2="13.123cm" svg:y2="9.524cm" svg:d="m9101 11007 4022-1483" svg:viewBox="0 0 4023 1484">
          <text:p/>
        </draw:connector>
        <draw:connector draw:name="Straight Arrow Connector 12" draw:style-name="gr8" draw:text-style-name="P7" xml:id="id29" draw:id="id29" draw:layer="layout" draw:type="line" svg:x1="9.525cm" svg:y1="11.642cm" svg:x2="13.548cm" svg:y2="10.159cm" svg:d="m9525 11642 4023-1483" svg:viewBox="0 0 4024 1484">
          <text:p/>
        </draw:connector>
        <draw:connector draw:name="Straight Arrow Connector 13" draw:style-name="gr9" draw:text-style-name="P7" xml:id="id31" draw:id="id31" draw:layer="layout" draw:type="line" svg:x1="14.605cm" svg:y1="16.087cm" svg:x2="18.628cm" svg:y2="14.604cm" svg:d="m14605 16087 4023-1483" svg:viewBox="0 0 4024 1484">
          <text:p/>
        </draw:connector>
        <draw:connector draw:name="Straight Arrow Connector 21" draw:style-name="gr10" draw:text-style-name="P7" xml:id="id32" draw:id="id32" draw:layer="layout" draw:type="line" svg:x1="15.24cm" svg:y1="15.875cm" svg:x2="17.993cm" svg:y2="14.816cm" svg:d="m15240 15875 2753-1059" svg:viewBox="0 0 2754 1060">
          <text:p/>
        </draw:connector>
        <anim:par smil:dur="indefinite" smil:restart="never" presentation:node-type="timing-root">
          <anim:par smil:begin="id23.begin">
            <anim:transitionFilter smil:dur="1s" smil:type="waterfallWipe" smil:subtype="horizontalLeft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 Word About Substitution" draw:style-name="dp8" draw:master-page-name="Default" presentation:use-date-time-name="dtd1" xml:id="id33" draw:id="id33">
        <draw:frame presentation:style-name="pr4" draw:text-style-name="P2" draw:layer="layout" svg:width="19.473cm" svg:height="1.948cm" svg:x="0.634cm" svg:y="0.613cm" presentation:class="title" presentation:user-transformed="true">
          <draw:text-box>
            <text:list text:style-name="L1">
              <text:list-header>
                <text:p text:style-name="P1"><text:span text:style-name="T6">A Word About Substitution</text:span></text:p>
              </text:list-header>
            </text:list>
          </draw:text-box>
        </draw:frame>
        <draw:frame presentation:style-name="pr7" draw:text-style-name="P2" draw:layer="layout" svg:width="24.13cm" svg:height="16.277cm" svg:x="0.423cm" svg:y="3.81cm" presentation:class="outline" presentation:user-transformed="true">
          <draw:text-box>
            <text:list text:style-name="L3">
              <text:list-item>
                <text:p xml:id="id34" text:id="id34" text:style-name="P4"><text:span text:style-name="T4">Substitution is a good method to use if one variable in one of the equations is already isolated or has a coefficient of one.</text:span></text:p>
                <text:p text:style-name="P4"><text:span text:style-name="T4"/></text:p>
              </text:list-item>
              <text:list-item>
                <text:p xml:id="id35" text:id="id35" text:style-name="P4"><text:span text:style-name="T4">Substitution can be used for systems of two or three equations, but many prefer other methods for three equation systems.</text:span></text:p>
              </text:list-item>
            </text:list>
            <text:list text:style-name="L4">
              <text:list-header>
                <text:p text:style-name="P6"><text:span text:style-name="T4"/></text:p>
              </text:list-header>
            </text:list>
            <text:list text:style-name="L3">
              <text:list-header>
                <text:p text:style-name="P4"><text:span text:style-name="T4"/></text:p>
              </text:list-header>
            </text:list>
          </draw:text-box>
        </draw:frame>
        <anim:par smil:dur="indefinite" smil:restart="never" presentation:node-type="timing-root">
          <anim:par smil:begin="id33.begin">
            <anim:transitionFilter smil:dur="1s" smil:type="ellipseWipe" smil:subtype="circl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 Word About Elimination" draw:style-name="dp9" draw:master-page-name="Default" presentation:use-date-time-name="dtd1" xml:id="id36" draw:id="id36">
        <draw:frame presentation:style-name="pr4" draw:text-style-name="P2" draw:layer="layout" svg:width="19.473cm" svg:height="1.948cm" svg:x="0.634cm" svg:y="0.613cm" presentation:class="title" presentation:user-transformed="true">
          <draw:text-box>
            <text:list text:style-name="L1">
              <text:list-header>
                <text:p text:style-name="P1"><text:span text:style-name="T6">A Word About Elimination</text:span></text:p>
              </text:list-header>
            </text:list>
          </draw:text-box>
        </draw:frame>
        <draw:frame presentation:style-name="pr7" draw:text-style-name="P2" draw:layer="layout" svg:width="24.13cm" svg:height="13.759cm" svg:x="0.423cm" svg:y="3.81cm" presentation:class="outline" presentation:user-transformed="true">
          <draw:text-box>
            <text:list text:style-name="L3">
              <text:list-item>
                <text:p xml:id="id37" text:id="id37" text:style-name="P4"><text:span text:style-name="T4">Elimination is sometimes referred to as linear combination.</text:span></text:p>
                <text:p text:style-name="P4"><text:span text:style-name="T4"/></text:p>
              </text:list-item>
              <text:list-item>
                <text:p xml:id="id38" text:id="id38" text:style-name="P4"><text:span text:style-name="T4">Elimination works well for systems of equations with two or three variables.</text:span></text:p>
              </text:list-item>
            </text:list>
            <text:list text:style-name="L4">
              <text:list-header>
                <text:p text:style-name="P6"><text:span text:style-name="T4"/></text:p>
              </text:list-header>
            </text:list>
            <text:list text:style-name="L3">
              <text:list-header>
                <text:p text:style-name="P4"><text:span text:style-name="T4"/></text:p>
              </text:list-header>
            </text:list>
          </draw:text-box>
        </draw:frame>
        <anim:par smil:dur="indefinite" smil:restart="never" presentation:node-type="timing-root">
          <anim:par smil:begin="id36.begin">
            <anim:transitionFilter smil:dur="1s" smil:type="irisWipe" smil:subtype="diamond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 Word About Cramer’s Rule" draw:style-name="dp10" draw:master-page-name="Default" presentation:use-date-time-name="dtd1" xml:id="id39" draw:id="id39">
        <draw:frame presentation:style-name="pr4" draw:text-style-name="P2" draw:layer="layout" svg:width="19.473cm" svg:height="3.641cm" svg:x="0.634cm" svg:y="-0.233cm" presentation:class="title" presentation:user-transformed="true">
          <draw:text-box>
            <text:list text:style-name="L1">
              <text:list-header>
                <text:p text:style-name="P1"><text:span text:style-name="T6">A Word About Cramer’s Rule</text:span></text:p>
              </text:list-header>
            </text:list>
          </draw:text-box>
        </draw:frame>
        <draw:frame presentation:style-name="pr7" draw:text-style-name="P2" draw:layer="layout" svg:width="24.13cm" svg:height="13.759cm" svg:x="0.423cm" svg:y="3.81cm" presentation:class="outline" presentation:user-transformed="true">
          <draw:text-box>
            <text:list text:style-name="L3">
              <text:list-item>
                <text:p xml:id="id40" text:id="id40" text:style-name="P4"><text:span text:style-name="T4">Cramer’s Rule is a method that uses determinants to solve systems.</text:span></text:p>
                <text:p text:style-name="P4"><text:span text:style-name="T4"/></text:p>
              </text:list-item>
              <text:list-item>
                <text:p xml:id="id41" text:id="id41" text:style-name="P4"><text:span text:style-name="T4">Cramer’s Rule works well for systems of equations with two or three variables.</text:span></text:p>
              </text:list-item>
            </text:list>
            <text:list text:style-name="L4">
              <text:list-header>
                <text:p text:style-name="P6"><text:span text:style-name="T4"/></text:p>
              </text:list-header>
            </text:list>
            <text:list text:style-name="L3">
              <text:list-header>
                <text:p text:style-name="P4"><text:span text:style-name="T4"/></text:p>
              </text:list-header>
            </text:list>
          </draw:text-box>
        </draw:frame>
        <anim:par smil:dur="indefinite" smil:restart="never" presentation:node-type="timing-root">
          <anim:par smil:begin="id39.begin">
            <anim:transitionFilter smil:dur="1s" smil:type="fourBoxWipe" smil:subtype="cornersOu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 Word About the Gauss-Jordan Method" draw:style-name="dp11" draw:master-page-name="Default" presentation:use-date-time-name="dtd1" xml:id="id42" draw:id="id42">
        <draw:frame presentation:style-name="pr4" draw:text-style-name="P2" draw:layer="layout" svg:width="23.918cm" svg:height="3.641cm" svg:x="0.635cm" svg:y="-0.233cm" presentation:class="title" presentation:user-transformed="true">
          <draw:text-box>
            <text:list text:style-name="L1">
              <text:list-header>
                <text:p text:style-name="P1"><text:span text:style-name="T6">A Word About the Gauss-Jordan Method</text:span></text:p>
              </text:list-header>
            </text:list>
          </draw:text-box>
        </draw:frame>
        <draw:frame presentation:style-name="pr7" draw:text-style-name="P2" draw:layer="layout" svg:width="24.13cm" svg:height="13.759cm" svg:x="0.423cm" svg:y="3.81cm" presentation:class="outline" presentation:user-transformed="true">
          <draw:text-box>
            <text:list text:style-name="L3">
              <text:list-item>
                <text:p xml:id="id43" text:id="id43" text:style-name="P4"><text:span text:style-name="T4">The Gauss-Jordan method uses matrices to solve systems.</text:span></text:p>
                <text:p text:style-name="P4"><text:span text:style-name="T4"/></text:p>
              </text:list-item>
              <text:list-item>
                <text:p xml:id="id44" text:id="id44" text:style-name="P4"><text:span text:style-name="T4">Cramer’s Rule works well for systems of equations with three or more variables.</text:span></text:p>
              </text:list-item>
            </text:list>
            <text:list text:style-name="L4">
              <text:list-header>
                <text:p text:style-name="P6"><text:span text:style-name="T4"/></text:p>
              </text:list-header>
            </text:list>
            <text:list text:style-name="L3">
              <text:list-header>
                <text:p text:style-name="P4"><text:span text:style-name="T4"/></text:p>
              </text:list-header>
            </text:list>
          </draw:text-box>
        </draw:frame>
        <anim:par smil:dur="indefinite" smil:restart="never" presentation:node-type="timing-root">
          <anim:par smil:begin="id42.begin">
            <anim:transitionFilter smil:dur="1s" smil:type="fanWipe" smil:subtype="centerTop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t’s Work Some Problems Using Substitution." draw:style-name="dp12" draw:master-page-name="Title1" presentation:use-date-time-name="dtd1" xml:id="id45" draw:id="id45">
        <draw:frame presentation:style-name="pr8" draw:text-style-name="P2" xml:id="id46" draw:id="id46" draw:layer="layout" svg:width="25.4cm" svg:height="8.891cm" svg:x="0cm" svg:y="3.598cm" presentation:class="title" presentation:user-transformed="true">
          <draw:text-box>
            <text:list text:style-name="L1">
              <text:list-header>
                <text:p text:style-name="P11"><text:span text:style-name="T9">Let’s Work Some Problems Using Substitution.</text:span></text:p>
              </text:list-header>
            </text:list>
          </draw:text-box>
        </draw:frame>
        <anim:par smil:dur="indefinite" smil:restart="never" presentation:node-type="timing-root">
          <anim:par smil:begin="id45.begin">
            <anim:transitionFilter smil:dur="1s" smil:type="zoom" smil:subtype="rotateIn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on-click" presentation:group-id="0" presentation:preset-class="entrance" presentation:preset-id="ooo-entrance-fade-in-and-swivel" smil:targetElement="id46" anim:iterate-type="by-letter" anim:iterate-interval="PT00H00M00.05S">
                  <anim:set smil:begin="0s" smil:dur="0.001s" smil:fill="hold" smil:attributeName="visibility" smil:to="visible"/>
                  <anim:transitionFilter smil:dur="0.5s" smil:type="fade" smil:subtype="crossfade"/>
                  <anim:animate smil:dur="0.5s" smil:fill="hold" smil:attributeName="width" smil:values="0;1" smil:keyTimes="0;1" anim:formula="width*sin(2.5*pi*$)"/>
                  <anim:animate smil:dur="0.5s" smil:fill="hold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ubstitution" draw:style-name="dp13" draw:master-page-name="Default" presentation:use-date-time-name="dtd1" xml:id="id47" draw:id="id47">
        <draw:frame presentation:style-name="pr4" draw:text-style-name="P2" draw:layer="layout" svg:width="22.014cm" svg:height="1.948cm" svg:x="0.423cm" svg:y="0.613cm" presentation:class="title" presentation:user-transformed="true">
          <draw:text-box>
            <text:list text:style-name="L1">
              <text:list-header>
                <text:p text:style-name="P1"><text:span text:style-name="T6">Substitution</text:span></text:p>
              </text:list-header>
            </text:list>
          </draw:text-box>
        </draw:frame>
        <draw:custom-shape draw:name="TextBox 6" draw:style-name="gr4" draw:text-style-name="P2" draw:layer="layout" svg:width="22.308cm" svg:height="4.323cm" svg:x="1.347cm" svg:y="4.445cm">
          <text:list text:style-name="L5">
            <text:list-header>
              <text:p xml:id="id48" text:id="id48" text:style-name="P8"><text:span text:style-name="T10">The goal in substitution is to combine the two</text:span></text:p>
              <text:p xml:id="id49" text:id="id49" text:style-name="P8"><text:span text:style-name="T10">equations so that there is just one equation with </text:span></text:p>
              <text:p xml:id="id50" text:id="id50" text:style-name="P8"><text:span text:style-name="T10">one variabl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7.begin">
            <anim:transitionFilter smil:dur="1s" smil:type="checkerBoardWipe" smil:subtype="across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4" draw:master-page-name="Default" presentation:use-date-time-name="dtd1" xml:id="id51" draw:id="id51">
        <draw:frame presentation:style-name="pr4" draw:text-style-name="P2" draw:layer="layout" svg:width="22.014cm" svg:height="1.948cm" svg:x="0.423cm" svg:y="0.613cm" presentation:class="title" presentation:user-transformed="true">
          <draw:text-box>
            <text:list text:style-name="L1">
              <text:list-header>
                <text:p text:style-name="P1"><text:span text:style-name="T6">Substitution</text:span></text:p>
              </text:list-header>
            </text:list>
          </draw:text-box>
        </draw:frame>
        <draw:custom-shape draw:name="TextBox 6" draw:style-name="gr4" draw:text-style-name="P2" draw:layer="layout" svg:width="18.46cm" svg:height="13.713cm" svg:x="1.084cm" svg:y="3.387cm">
          <text:list text:style-name="L5">
            <text:list-header>
              <text:p text:style-name="P8"><text:span text:style-name="T10">Solve <text:s/>the system using substitution.</text:span></text:p>
              <text:p text:style-name="P8"><text:span text:style-name="T11"/></text:p>
              <text:p text:style-name="P12"><text:span text:style-name="T10"><text:s text:c="8"/></text:span><text:span text:style-name="T10">y = 4x</text:span><text:span text:style-name="T10"><text:tab/></text:span></text:p>
              <text:p text:style-name="P8"><text:span text:style-name="T10"><text:s/></text:span><text:span text:style-name="T12">x + 3y = –39 </text:span></text:p>
              <text:p text:style-name="P8"><text:span text:style-name="T12"/></text:p>
              <text:p xml:id="id55" text:id="id55" text:style-name="P8"><text:span text:style-name="T10">x + 3(4x) = – 39</text:span></text:p>
              <text:p text:style-name="P8"><text:span text:style-name="T13"/></text:p>
              <text:p xml:id="id57" text:id="id57" text:style-name="P8"><text:span text:style-name="T10"><text:s/></text:span><text:span text:style-name="T10">x + 12x = –39</text:span></text:p>
              <text:p text:style-name="P8"><text:span text:style-name="T13"/></text:p>
              <text:p xml:id="id58" text:id="id58" text:style-name="P8"><text:span text:style-name="T10"><text:s text:c="5"/></text:span><text:span text:style-name="T10">13x = –39</text:span></text:p>
              <text:p text:style-name="P8"><text:span text:style-name="T13"/></text:p>
              <text:p xml:id="id59" text:id="id59" text:style-name="P8"><text:span text:style-name="T10"><text:s text:c="8"/></text:span><text:span text:style-name="T10">x = – 3 <text:s text:c="4"/>Continued on next slid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4" draw:text-style-name="P2" xml:id="id52" draw:id="id52" draw:layer="layout" svg:width="15.509cm" svg:height="1.955cm" svg:x="9.137cm" svg:y="5.503cm">
          <text:list text:style-name="L5">
            <text:list-header>
              <text:p text:style-name="P8"><text:span text:style-name="T14">Since y is already isolated in the first equation,</text:span></text:p>
              <text:p text:style-name="P8"><text:span text:style-name="T14">substitute the value of y for y in the second equ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11" draw:text-style-name="P2" xml:id="id53" draw:id="id53" draw:layer="layout" svg:width="1.693cm" svg:height="1.693cm" svg:x="5.08cm" svg:y="5.292cm">
          <text:list text:style-name="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7" draw:style-name="gr12" draw:text-style-name="P7" xml:id="id54" draw:id="id54" draw:layer="layout" draw:type="line" svg:x1="5.291cm" svg:y1="6.559cm" svg:x2="4.231cm" svg:y2="7.195cm" svg:d="m5291 6559-1060 636" svg:viewBox="0 0 1061 637">
          <text:p/>
        </draw:connector>
        <draw:custom-shape draw:name="TextBox 9" draw:style-name="gr4" draw:text-style-name="P2" xml:id="id56" draw:id="id56" draw:layer="layout" svg:width="13.088cm" svg:height="1.108cm" svg:x="10.552cm" svg:y="9.313cm">
          <text:list text:style-name="L5">
            <text:list-header>
              <text:p text:style-name="P8"><text:span text:style-name="T14">The result is one equation with one variabl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51.begin">
            <anim:transitionFilter smil:dur="1s" smil:type="checkerBoardWipe" smil:subtype="down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3" draw:master-page-name="Default" presentation:use-date-time-name="dtd1" xml:id="id60" draw:id="id60">
        <draw:frame presentation:style-name="pr4" draw:text-style-name="P2" draw:layer="layout" svg:width="22.014cm" svg:height="1.948cm" svg:x="0.423cm" svg:y="0.613cm" presentation:class="title" presentation:user-transformed="true">
          <draw:text-box>
            <text:list text:style-name="L1">
              <text:list-header>
                <text:p text:style-name="P1"><text:span text:style-name="T6">Substitution</text:span></text:p>
              </text:list-header>
            </text:list>
          </draw:text-box>
        </draw:frame>
        <draw:custom-shape draw:name="TextBox 6" draw:style-name="gr13" draw:text-style-name="P2" draw:layer="layout" svg:width="22.86cm" svg:height="12.532cm" svg:x="1.482cm" svg:y="3.717cm">
          <text:list text:style-name="L5">
            <text:list-header>
              <text:p text:style-name="P8"><text:span text:style-name="T10">After solving for x, solve for y by substituting</text:span></text:p>
              <text:p text:style-name="P8"><text:span text:style-name="T10">the value for x in any equation that contains 2 variables.</text:span></text:p>
              <text:p text:style-name="P8"><text:span text:style-name="T11"/></text:p>
              <text:p xml:id="id61" text:id="id61" text:style-name="P12"><text:span text:style-name="T10"><text:s text:c="8"/></text:span><text:span text:style-name="T10">y = 4x</text:span><text:span text:style-name="T10"><text:tab/></text:span><text:span text:style-name="T10"><text:tab/></text:span><text:span text:style-name="T10">y = 4(–3)</text:span></text:p>
              <text:p xml:id="id62" text:id="id62" text:style-name="P12"><text:span text:style-name="T10"><text:tab/></text:span><text:span text:style-name="T10"><text:tab/></text:span><text:span text:style-name="T10"><text:tab/></text:span><text:span text:style-name="T10"><text:tab/></text:span><text:span text:style-name="T10"> </text:span><text:span text:style-name="T10">y = –12 </text:span></text:p>
              <text:p text:style-name="P8"><text:span text:style-name="T15"/></text:p>
              <text:p text:style-name="P8"><text:span text:style-name="T14"/></text:p>
              <text:p xml:id="id63" text:id="id63" text:style-name="P8"><text:span text:style-name="T10">Write the solution as an ordered pair. <text:s/>(–3, –12)</text:span></text:p>
              <text:p text:style-name="P8"><text:span text:style-name="T16"/></text:p>
              <text:p xml:id="id64" text:id="id64" text:style-name="P8"><text:span text:style-name="T10">There’s more on the next slid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60.begin">
            <anim:transitionFilter smil:dur="1s" smil:type="checkerBoardWipe" smil:subtype="across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4" draw:master-page-name="Default" presentation:use-date-time-name="dtd1" xml:id="id65" draw:id="id65">
        <draw:frame presentation:style-name="pr4" draw:text-style-name="P2" draw:layer="layout" svg:width="22.014cm" svg:height="1.948cm" svg:x="0.423cm" svg:y="0.613cm" presentation:class="title" presentation:user-transformed="true">
          <draw:text-box>
            <text:list text:style-name="L1">
              <text:list-header>
                <text:p text:style-name="P1"><text:span text:style-name="T6">Substitution</text:span></text:p>
              </text:list-header>
            </text:list>
          </draw:text-box>
        </draw:frame>
        <draw:custom-shape draw:name="TextBox 6" draw:style-name="gr13" draw:text-style-name="P2" draw:layer="layout" svg:width="16.722cm" svg:height="12.703cm" svg:x="1.27cm" svg:y="3.81cm">
          <text:list text:style-name="L5">
            <text:list-header>
              <text:p text:style-name="P8"><text:span text:style-name="T7">Check the solution in BOTH equations.</text:span></text:p>
              <text:p text:style-name="P8"><text:span text:style-name="T11"/></text:p>
              <text:p text:style-name="P12"><text:span text:style-name="T7"><text:s text:c="8"/></text:span><text:span text:style-name="T7">y = 4x</text:span><text:span text:style-name="T7"><text:tab/></text:span><text:span text:style-name="T7"><text:tab/></text:span></text:p>
              <text:p text:style-name="P12"><text:span text:style-name="T7"><text:s/></text:span><text:span text:style-name="T17">x + 3y = –39 </text:span><text:span text:style-name="T10"><text:tab/></text:span></text:p>
              <text:p text:style-name="P8"><text:span text:style-name="T6"/></text:p>
              <text:p xml:id="id66" text:id="id66" text:style-name="P8"><text:span text:style-name="T7"><text:s text:c="4"/>–</text:span><text:span text:style-name="T7">12 = 4(–3)</text:span></text:p>
              <text:p xml:id="id67" text:id="id67" text:style-name="P8"><text:span text:style-name="T7"><text:s text:c="4"/>–</text:span><text:span text:style-name="T7">12 = –12</text:span></text:p>
              <text:p text:style-name="P8"><text:span text:style-name="T7"/></text:p>
              <text:p xml:id="id69" text:id="id69" text:style-name="P8"><text:span text:style-name="T7">–</text:span><text:span text:style-name="T7">3 + 3(– 12) = –39</text:span></text:p>
              <text:p xml:id="id70" text:id="id70" text:style-name="P8"><text:span text:style-name="T7"><text:s text:c="2"/>–</text:span><text:span text:style-name="T7">3 – 36 = –39 </text:span></text:p>
              <text:p xml:id="id71" text:id="id71" text:style-name="P8"><text:span text:style-name="T7"><text:s text:c="4"/>–</text:span><text:span text:style-name="T7">39 = –39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13" draw:text-style-name="P2" xml:id="id68" draw:id="id68" draw:layer="layout" svg:width="1.482cm" svg:height="1.785cm" svg:x="6.985cm" svg:y="10.27cm">
          <text:list text:style-name="L6">
            <text:list-header>
              <text:p text:style-name="P13"><text:span text:style-name="T18">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13" draw:text-style-name="P2" xml:id="id72" draw:id="id72" draw:layer="layout" svg:width="1.481cm" svg:height="1.785cm" svg:x="7.197cm" svg:y="15.028cm">
          <text:list text:style-name="L6">
            <text:list-header>
              <text:p text:style-name="P13"><text:span text:style-name="T18">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13" draw:text-style-name="P2" draw:layer="layout" svg:width="12.911cm" svg:height="1.615cm" svg:x="11.007cm" svg:y="7.267cm">
          <text:list text:style-name="L7">
            <text:list-header>
              <text:p xml:id="id73" text:id="id73" text:style-name="P8"><text:span text:style-name="T19">The solution is (– 3, –12). 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65.begin">
            <anim:transitionFilter smil:dur="1s" smil:type="checkerBoardWipe" smil:subtype="down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68" smil:attributeName="visibility" smil:to="visible"/>
                  <anim:transitionFilter smil:dur="0.5s" smil:targetElement="id6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72" smil:attributeName="visibility" smil:to="visible"/>
                  <anim:transitionFilter smil:dur="0.5s" smil:targetElement="id72" smil:type="dissolve"/>
                </anim:par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fade-in-and-swivel" smil:targetElement="id73" anim:iterate-type="by-letter" anim:iterate-interval="PT00H00M00.05S">
                  <anim:set smil:begin="0s" smil:dur="0.001s" smil:fill="hold" anim:sub-item="text" smil:attributeName="visibility" smil:to="visible"/>
                  <anim:transitionFilter smil:dur="0.5s" anim:sub-item="text" smil:type="fade" smil:subtype="crossfade"/>
                  <anim:animate smil:dur="0.5s" smil:fill="hold" anim:sub-item="text" smil:attributeName="width" smil:values="0;1" smil:keyTimes="0;1" anim:formula="width*sin(2.5*pi*$)"/>
                  <anim:animate smil:dur="0.5s" smil:fill="hold" anim:sub-item="text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3" draw:master-page-name="Default" presentation:use-date-time-name="dtd1" xml:id="id74" draw:id="id74">
        <draw:frame presentation:style-name="pr4" draw:text-style-name="P2" draw:layer="layout" svg:width="22.014cm" svg:height="1.948cm" svg:x="0.423cm" svg:y="0.613cm" presentation:class="title" presentation:user-transformed="true">
          <draw:text-box>
            <text:list text:style-name="L1">
              <text:list-header>
                <text:p text:style-name="P1"><text:span text:style-name="T6">Substitution</text:span></text:p>
              </text:list-header>
            </text:list>
          </draw:text-box>
        </draw:frame>
        <draw:custom-shape draw:name="TextBox 6" draw:style-name="gr4" draw:text-style-name="P2" draw:layer="layout" svg:width="17.054cm" svg:height="14.391cm" svg:x="1.088cm" svg:y="3.387cm">
          <text:list text:style-name="L5">
            <text:list-header>
              <text:p text:style-name="P8"><text:span text:style-name="T10">Solve <text:s/>the system using substitution.</text:span></text:p>
              <text:p text:style-name="P8"><text:span text:style-name="T11"/></text:p>
              <text:p text:style-name="P12"><text:span text:style-name="T10"><text:s text:c="2"/></text:span><text:span text:style-name="T10">x – 3y = –5 </text:span><text:span text:style-name="T10"><text:tab/></text:span></text:p>
              <text:p text:style-name="P8"><text:span text:style-name="T12">2x + 7y = 16</text:span></text:p>
              <text:p text:style-name="P8"><text:span text:style-name="T13"/></text:p>
              <text:p xml:id="id76" text:id="id76" text:style-name="P8"><text:span text:style-name="T10"><text:s text:c="2"/></text:span><text:span text:style-name="T10">x = 3y – 5 </text:span></text:p>
              <text:p xml:id="id77" text:id="id77" text:style-name="P8"><text:span text:style-name="T12">2x + 7y = 16</text:span></text:p>
              <text:p text:style-name="P8"><text:span text:style-name="T12"/></text:p>
              <text:p xml:id="id80" text:id="id80" text:style-name="P8"><text:span text:style-name="T10">2(3y – 5) + 7y = 16</text:span></text:p>
              <text:p text:style-name="P8"><text:span text:style-name="T12"/></text:p>
              <text:p text:style-name="P8"><text:span text:style-name="T13"/></text:p>
              <text:p text:style-name="P8"><text:span text:style-name="T10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4" draw:text-style-name="P2" xml:id="id75" draw:id="id75" draw:layer="layout" svg:width="14.663cm" svg:height="2.802cm" svg:x="9.17cm" svg:y="5.503cm">
          <text:list text:style-name="L5">
            <text:list-header>
              <text:p text:style-name="P8"><text:span text:style-name="T14">If a variable is not already isolated, solve for one </text:span></text:p>
              <text:p text:style-name="P8"><text:span text:style-name="T14">variable in one of the equations. <text:s/>Choose to solve </text:span></text:p>
              <text:p text:style-name="P8"><text:span text:style-name="T14">for a variable with a coefficient of one,if possibl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11" draw:text-style-name="P2" xml:id="id78" draw:id="id78" draw:layer="layout" svg:width="3.598cm" svg:height="1.694cm" svg:x="3.175cm" svg:y="8.678cm">
          <text:list text:style-name="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7" draw:style-name="gr14" draw:text-style-name="P7" xml:id="id79" draw:id="id79" draw:layer="layout" draw:type="line" svg:x1="3.386cm" svg:y1="9.945cm" svg:x2="2.326cm" svg:y2="10.581cm" svg:d="m3386 9945-1060 636" svg:viewBox="0 0 1061 637">
          <text:p/>
        </draw:connector>
        <anim:par smil:dur="indefinite" smil:restart="never" presentation:node-type="timing-root">
          <anim:par smil:begin="id74.begin">
            <anim:transitionFilter smil:dur="1s" smil:type="checkerBoardWipe" smil:subtype="across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4" draw:master-page-name="Default" presentation:use-date-time-name="dtd1" xml:id="id81" draw:id="id81">
        <draw:frame presentation:style-name="pr4" draw:text-style-name="P2" draw:layer="layout" svg:width="22.014cm" svg:height="1.948cm" svg:x="0.423cm" svg:y="0.613cm" presentation:class="title" presentation:user-transformed="true">
          <draw:text-box>
            <text:list text:style-name="L1">
              <text:list-header>
                <text:p text:style-name="P1"><text:span text:style-name="T6">Substitution</text:span></text:p>
              </text:list-header>
            </text:list>
          </draw:text-box>
        </draw:frame>
        <draw:custom-shape draw:name="TextBox 6" draw:style-name="gr4" draw:text-style-name="P2" draw:layer="layout" svg:width="9.341cm" svg:height="13.803cm" svg:x="1.053cm" svg:y="3.387cm">
          <text:list text:style-name="L5">
            <text:list-header>
              <text:p text:style-name="P8"><text:span text:style-name="T12"/></text:p>
              <text:p text:style-name="P8"><text:span text:style-name="T10">2(3y – 5) + 7y = 16</text:span></text:p>
              <text:p text:style-name="P8"><text:span text:style-name="T14"/></text:p>
              <text:p xml:id="id82" text:id="id82" text:style-name="P8"><text:span text:style-name="T10"><text:s/></text:span><text:span text:style-name="T10">6y – 10 + 7y = 16</text:span></text:p>
              <text:p text:style-name="P8"><text:span text:style-name="T14"/></text:p>
              <text:p xml:id="id83" text:id="id83" text:style-name="P8"><text:span text:style-name="T10"><text:s text:c="5"/></text:span><text:span text:style-name="T10">13y – 10 = 16</text:span></text:p>
              <text:p text:style-name="P8"><text:span text:style-name="T14"/></text:p>
              <text:p xml:id="id84" text:id="id84" text:style-name="P8"><text:span text:style-name="T10"><text:s text:c="8"/></text:span><text:span text:style-name="T10">13y = 26</text:span></text:p>
              <text:p text:style-name="P8"><text:span text:style-name="T14"/></text:p>
              <text:p xml:id="id85" text:id="id85" text:style-name="P8"><text:span text:style-name="T10"><text:s text:c="12"/></text:span><text:span text:style-name="T10">y = 2</text:span></text:p>
              <text:p text:style-name="P8"><text:span text:style-name="T13"/></text:p>
              <text:p text:style-name="P8"><text:span text:style-name="T10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13" draw:text-style-name="P2" draw:layer="layout" svg:width="10.328cm" svg:height="13.294cm" svg:x="13.123cm" svg:y="3.175cm">
          <text:list text:style-name="L5">
            <text:list-header>
              <text:p text:style-name="P8"><text:span text:style-name="T12"/></text:p>
              <text:p xml:id="id87" text:id="id87" text:style-name="P8"><text:span text:style-name="T10">x = 3y – 5 </text:span></text:p>
              <text:p xml:id="id88" text:id="id88" text:style-name="P8"><text:span text:style-name="T12">2x + 7y = 16</text:span></text:p>
              <text:p text:style-name="P8"><text:span text:style-name="T14"/></text:p>
              <text:p xml:id="id89" text:id="id89" text:style-name="P8"><text:span text:style-name="T10">x = 3(2) – 5</text:span></text:p>
              <text:p xml:id="id90" text:id="id90" text:style-name="P8"><text:span text:style-name="T10"><text:s/></text:span><text:span text:style-name="T10">x = 6 – 5</text:span></text:p>
              <text:p xml:id="id91" text:id="id91" text:style-name="P8"><text:span text:style-name="T10"><text:s text:c="4"/></text:span><text:span text:style-name="T10">x = 1</text:span></text:p>
              <text:p text:style-name="P8"><text:span text:style-name="T14"/></text:p>
              <text:p xml:id="id92" text:id="id92" text:style-name="P8"><text:span text:style-name="T10">The solution is (1, 2).</text:span></text:p>
              <text:p text:style-name="P8"><text:span text:style-name="T20"/></text:p>
              <text:p xml:id="id93" text:id="id93" text:style-name="P8"><text:span text:style-name="T10">* Be sure to check!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0" draw:style-name="gr15" draw:text-style-name="P7" xml:id="id86" draw:id="id86" draw:layer="layout" svg:x1="11.434cm" svg:y1="3.814cm" svg:x2="11.426cm" svg:y2="16.726cm">
          <text:p/>
        </draw:line>
        <anim:par smil:dur="indefinite" smil:restart="never" presentation:node-type="timing-root">
          <anim:par smil:begin="id81.begin">
            <anim:transitionFilter smil:dur="1s" smil:type="checkerBoardWipe" smil:subtype="down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6" smil:attributeName="visibility" smil:to="visible"/>
                  <anim:transitionFilter smil:dur="0.5s" smil:targetElement="id8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spin">
                  <anim:animateTransform smil:dur="0.5s" smil:fill="hold" smil:targetElement="id93" anim:sub-item="text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Now for Elimination…" draw:style-name="dp12" draw:master-page-name="Title1" presentation:use-date-time-name="dtd1" xml:id="id94" draw:id="id94">
        <draw:frame presentation:style-name="pr8" draw:text-style-name="P2" xml:id="id95" draw:id="id95" draw:layer="layout" svg:width="25.4cm" svg:height="8.891cm" svg:x="0cm" svg:y="3.598cm" presentation:class="title" presentation:user-transformed="true">
          <draw:text-box>
            <text:list text:style-name="L1">
              <text:list-header>
                <text:p text:style-name="P11"><text:span text:style-name="T9">Now for Elimination…</text:span></text:p>
              </text:list-header>
            </text:list>
          </draw:text-box>
        </draw:frame>
        <anim:par smil:dur="indefinite" smil:restart="never" presentation:node-type="timing-root">
          <anim:par smil:begin="id94.begin">
            <anim:transitionFilter smil:dur="1s" smil:type="zoom" smil:subtype="rotateIn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on-click" presentation:group-id="0" presentation:preset-class="entrance" presentation:preset-id="ooo-entrance-fade-in-and-swivel" smil:targetElement="id95" anim:iterate-type="by-letter" anim:iterate-interval="PT00H00M00.05S">
                  <anim:set smil:begin="0s" smil:dur="0.001s" smil:fill="hold" smil:attributeName="visibility" smil:to="visible"/>
                  <anim:transitionFilter smil:dur="0.5s" smil:type="fade" smil:subtype="crossfade"/>
                  <anim:animate smil:dur="0.5s" smil:fill="hold" smil:attributeName="width" smil:values="0;1" smil:keyTimes="0;1" anim:formula="width*sin(2.5*pi*$)"/>
                  <anim:animate smil:dur="0.5s" smil:fill="hold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limination" draw:style-name="dp15" draw:master-page-name="Default" presentation:use-date-time-name="dtd1" xml:id="id96" draw:id="id96">
        <draw:frame presentation:style-name="pr4" draw:text-style-name="P2" draw:layer="layout" svg:width="22.014cm" svg:height="1.948cm" svg:x="0.423cm" svg:y="0.613cm" presentation:class="title" presentation:user-transformed="true">
          <draw:text-box>
            <text:list text:style-name="L1">
              <text:list-header>
                <text:p text:style-name="P1"><text:span text:style-name="T6">Elimination</text:span></text:p>
              </text:list-header>
            </text:list>
          </draw:text-box>
        </draw:frame>
        <draw:custom-shape draw:name="TextBox 6" draw:style-name="gr4" draw:text-style-name="P2" draw:layer="layout" svg:width="20.797cm" svg:height="5.677cm" svg:x="1.342cm" svg:y="4.445cm">
          <text:list text:style-name="L5">
            <text:list-header>
              <text:p xml:id="id97" text:id="id97" text:style-name="P8"><text:span text:style-name="T10">The goal in elimination is to manipulate the</text:span></text:p>
              <text:p xml:id="id98" text:id="id98" text:style-name="P8"><text:span text:style-name="T10">equations so that one of the variables “drops</text:span></text:p>
              <text:p xml:id="id99" text:id="id99" text:style-name="P8"><text:span text:style-name="T10">out” or is eliminated when the two equations</text:span></text:p>
              <text:p xml:id="id100" text:id="id100" text:style-name="P8"><text:span text:style-name="T10">are added together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96.begin">
            <anim:transitionFilter smil:dur="1s" smil:type="pushWipe" smil:subtype="combHorizontal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6" draw:master-page-name="Default" presentation:use-date-time-name="dtd1" xml:id="id101" draw:id="id101">
        <draw:frame presentation:style-name="pr4" draw:text-style-name="P2" draw:layer="layout" svg:width="22.014cm" svg:height="1.948cm" svg:x="0.423cm" svg:y="0.613cm" presentation:class="title" presentation:user-transformed="true">
          <draw:text-box>
            <text:list text:style-name="L1">
              <text:list-header>
                <text:p text:style-name="P1"><text:span text:style-name="T6">Elimination</text:span></text:p>
              </text:list-header>
            </text:list>
          </draw:text-box>
        </draw:frame>
        <draw:custom-shape draw:name="TextBox 6" draw:style-name="gr4" draw:text-style-name="P2" draw:layer="layout" svg:width="16.927cm" svg:height="13.377cm" svg:x="1.087cm" svg:y="3.387cm">
          <text:list text:style-name="L5">
            <text:list-header>
              <text:p text:style-name="P8"><text:span text:style-name="T10">Solve <text:s/>the system using elimination.</text:span></text:p>
              <text:p text:style-name="P8"><text:span text:style-name="T11"/></text:p>
              <text:p text:style-name="P12"><text:span text:style-name="T10"><text:s/></text:span><text:span text:style-name="T10">x + y = 8</text:span><text:span text:style-name="T10"><text:tab/></text:span></text:p>
              <text:p text:style-name="P8"><text:span text:style-name="T10"><text:s/></text:span><text:span text:style-name="T12">x – y = –2 </text:span></text:p>
              <text:p text:style-name="P8"><text:span text:style-name="T6"/></text:p>
              <text:p xml:id="id104" text:id="id104" text:style-name="P8"><text:span text:style-name="T10"><text:s text:c="2"/></text:span><text:span text:style-name="T10">2x = 6</text:span></text:p>
              <text:p text:style-name="P8"><text:span text:style-name="T13"/></text:p>
              <text:p xml:id="id106" text:id="id106" text:style-name="P8"><text:span text:style-name="T10"><text:s text:c="3"/></text:span><text:span text:style-name="T10">x = 3</text:span></text:p>
              <text:p text:style-name="P8"><text:span text:style-name="T12"/></text:p>
              <text:p text:style-name="P8"><text:span text:style-name="T12"/></text:p>
              <text:p xml:id="id107" text:id="id107" text:style-name="P8"><text:span text:style-name="T10">Continued on next slid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4" draw:text-style-name="P2" xml:id="id102" draw:id="id102" draw:layer="layout" svg:width="15.204cm" svg:height="2.802cm" svg:x="9.214cm" svg:y="5.503cm">
          <text:list text:style-name="L5">
            <text:list-header>
              <text:p text:style-name="P8"><text:span text:style-name="T14">Since the y coefficients are already the same with</text:span></text:p>
              <text:p text:style-name="P8"><text:span text:style-name="T14">opposite signs, adding the equations together would</text:span></text:p>
              <text:p text:style-name="P8"><text:span text:style-name="T14">result in the y-terms being eliminate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4" draw:text-style-name="P2" xml:id="id105" draw:id="id105" draw:layer="layout" svg:width="13.088cm" svg:height="1.108cm" svg:x="10.374cm" svg:y="9.313cm">
          <text:list text:style-name="L5">
            <text:list-header>
              <text:p text:style-name="P8"><text:span text:style-name="T14">The result is one equation with one variable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0" draw:style-name="gr16" draw:text-style-name="P7" xml:id="id103" draw:id="id103" draw:layer="layout" svg:x1="3.81cm" svg:y1="5.715cm" svg:x2="2.752cm" svg:y2="8.467cm">
          <text:p/>
        </draw:line>
        <anim:par smil:dur="indefinite" smil:restart="never" presentation:node-type="timing-root">
          <anim:par smil:begin="id101.begin">
            <anim:transitionFilter smil:dur="1s" smil:type="pushWipe" smil:subtype="combVertical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5" draw:master-page-name="Default" presentation:use-date-time-name="dtd1" xml:id="id108" draw:id="id108">
        <draw:frame presentation:style-name="pr4" draw:text-style-name="P2" draw:layer="layout" svg:width="22.014cm" svg:height="1.948cm" svg:x="0.423cm" svg:y="0.613cm" presentation:class="title" presentation:user-transformed="true">
          <draw:text-box>
            <text:list text:style-name="L1">
              <text:list-header>
                <text:p text:style-name="P1"><text:span text:style-name="T6">Elimination</text:span></text:p>
              </text:list-header>
            </text:list>
          </draw:text-box>
        </draw:frame>
        <draw:custom-shape draw:name="TextBox 6" draw:style-name="gr13" draw:text-style-name="P2" draw:layer="layout" svg:width="23.315cm" svg:height="13.291cm" svg:x="1.027cm" svg:y="3.387cm">
          <text:list text:style-name="L5">
            <text:list-header>
              <text:p text:style-name="P8"><text:span text:style-name="T21">Once one variable is eliminated, the process to find the other variable is exactly the same as in the substitution method.</text:span></text:p>
              <text:p text:style-name="P8"><text:span text:style-name="T11"/></text:p>
              <text:p xml:id="id109" text:id="id109" text:style-name="P12"><text:span text:style-name="T10"><text:s text:c="2"/></text:span><text:span text:style-name="T10">x + y = 8</text:span><text:span text:style-name="T10"><text:tab/></text:span></text:p>
              <text:p text:style-name="P8"><text:span text:style-name="T22"/></text:p>
              <text:p xml:id="id110" text:id="id110" text:style-name="P8"><text:span text:style-name="T10"><text:s text:c="2"/></text:span><text:span text:style-name="T10">3 + y = 8</text:span></text:p>
              <text:p text:style-name="P8"><text:span text:style-name="T13"/></text:p>
              <text:p xml:id="id111" text:id="id111" text:style-name="P8"><text:span text:style-name="T10"><text:s text:c="4"/></text:span><text:span text:style-name="T10">y = 5</text:span></text:p>
              <text:p text:style-name="P8"><text:span text:style-name="T12"/></text:p>
            </text:list-header>
          </text:list>
          <text:list text:style-name="L7">
            <text:list-header>
              <text:p xml:id="id112" text:id="id112" text:style-name="P8"><text:span text:style-name="T23">The solution is (3, 5). </text:span></text:p>
            </text:list-header>
          </text:list>
          <text:list text:style-name="L5">
            <text:list-header>
              <text:p text:style-name="P8"><text:span text:style-name="T16"/></text:p>
              <text:p xml:id="id113" text:id="id113" text:style-name="P8"><text:span text:style-name="T10">Remember to check!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08.begin">
            <anim:transitionFilter smil:dur="1s" smil:type="pushWipe" smil:subtype="combHorizontal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spin">
                  <anim:animateTransform smil:dur="0.5s" smil:fill="hold" smil:targetElement="id113" anim:sub-item="text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6" draw:master-page-name="Default" presentation:use-date-time-name="dtd1" xml:id="id114" draw:id="id114">
        <draw:frame presentation:style-name="pr4" draw:text-style-name="P2" draw:layer="layout" svg:width="22.014cm" svg:height="1.948cm" svg:x="0.423cm" svg:y="0.613cm" presentation:class="title" presentation:user-transformed="true">
          <draw:text-box>
            <text:list text:style-name="L1">
              <text:list-header>
                <text:p text:style-name="P1"><text:span text:style-name="T6">Elimination</text:span></text:p>
              </text:list-header>
            </text:list>
          </draw:text-box>
        </draw:frame>
        <draw:custom-shape draw:name="TextBox 6" draw:style-name="gr4" draw:text-style-name="P2" draw:layer="layout" svg:width="16.927cm" svg:height="14.268cm" svg:x="1.087cm" svg:y="3.387cm">
          <text:list text:style-name="L5">
            <text:list-header>
              <text:p text:style-name="P8"><text:span text:style-name="T10">Solve <text:s/>the system using elimination.</text:span></text:p>
              <text:p text:style-name="P8"><text:span text:style-name="T24"/></text:p>
              <text:p text:style-name="P12"><text:span text:style-name="T10"><text:s/></text:span><text:span text:style-name="T10">5x – 2y = –15</text:span><text:span text:style-name="T10"><text:tab/></text:span></text:p>
              <text:p text:style-name="P8"><text:span text:style-name="T10"><text:s/></text:span><text:span text:style-name="T12">3x + 8y = 37 </text:span></text:p>
              <text:p text:style-name="P8"><text:span text:style-name="T14"/></text:p>
              <text:p xml:id="id118" text:id="id118" text:style-name="P8"><text:span text:style-name="T10">20x – 8y = –60</text:span></text:p>
              <text:p xml:id="id119" text:id="id119" text:style-name="P8"><text:span text:style-name="T12"><text:s text:c="2"/></text:span><text:span text:style-name="T12">3x + 8y = 37</text:span></text:p>
              <text:p text:style-name="P8"><text:span text:style-name="T14"><text:s text:c="2"/></text:span></text:p>
              <text:p xml:id="id121" text:id="id121" text:style-name="P8"><text:span text:style-name="T10">23x = –23 </text:span></text:p>
              <text:p xml:id="id122" text:id="id122" text:style-name="P8"><text:span text:style-name="T10"><text:s text:c="3"/></text:span><text:span text:style-name="T10">x = –1 </text:span></text:p>
              <text:p text:style-name="P8"><text:span text:style-name="T6"/></text:p>
              <text:p xml:id="id123" text:id="id123" text:style-name="P8"><text:span text:style-name="T10">Continued on next slid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4" draw:text-style-name="P2" xml:id="id115" draw:id="id115" draw:layer="layout" svg:width="15.395cm" svg:height="3.649cm" svg:x="9.549cm" svg:y="5.503cm">
          <text:list text:style-name="L5">
            <text:list-header>
              <text:p text:style-name="P8"><text:span text:style-name="T14">Since neither variable will drop out if the equations</text:span></text:p>
              <text:p text:style-name="P8"><text:span text:style-name="T14">are added together, we must multiply one or both of</text:span></text:p>
              <text:p text:style-name="P8"><text:span text:style-name="T14">the equations by a constant to make one of the </text:span></text:p>
              <text:p text:style-name="P8"><text:span text:style-name="T14">variables have the same number with opposite sign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4" draw:text-style-name="P2" xml:id="id116" draw:id="id116" draw:layer="layout" svg:width="14.506cm" svg:height="3.649cm" svg:x="9.568cm" svg:y="10.16cm">
          <text:list text:style-name="L5">
            <text:list-header>
              <text:p text:style-name="P8"><text:span text:style-name="T14">The best choice is to multiply the top equation by</text:span></text:p>
              <text:p text:style-name="P8"><text:span text:style-name="T14">4 since only one equation would have to be</text:span></text:p>
              <text:p text:style-name="P8"><text:span text:style-name="T14">multiplied. <text:s/>Also, the signs on the y-terms are</text:span></text:p>
              <text:p text:style-name="P8"><text:span text:style-name="T14">already opposites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0" draw:style-name="gr16" draw:text-style-name="P7" xml:id="id120" draw:id="id120" draw:layer="layout" svg:x1="5.08cm" svg:y1="9.102cm" svg:x2="4.022cm" svg:y2="11.853cm">
          <text:p/>
        </draw:line>
        <draw:custom-shape draw:name="TextBox 7" draw:style-name="gr4" draw:text-style-name="P2" xml:id="id117" draw:id="id117" draw:layer="layout" svg:width="1.823cm" svg:height="1.615cm" svg:x="7.628cm" svg:y="5.08cm">
          <text:list text:style-name="L5">
            <text:list-header>
              <text:p text:style-name="P8"><text:span text:style-name="T10">(</text:span><text:span text:style-name="T25">4</text:span><text:span text:style-name="T10">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14.begin">
            <anim:transitionFilter smil:dur="1s" smil:type="pushWipe" smil:subtype="combVertical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 smil:additive="base"/>
                  <anim:animate smil:dur="0.5s" smil:fill="hold" smil:targetElement="id117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20" smil:attributeName="visibility" smil:to="visible"/>
                  <anim:transitionFilter smil:dur="0.5s" smil:targetElement="id120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3" anim:sub-item="text" smil:attributeName="visibility" smil:to="visible"/>
                  <anim:transitionFilter smil:dur="0.5s" smil:targetElement="id123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5" draw:master-page-name="Default" presentation:use-date-time-name="dtd1" xml:id="id124" draw:id="id124">
        <draw:frame presentation:style-name="pr4" draw:text-style-name="P2" draw:layer="layout" svg:width="22.014cm" svg:height="1.948cm" svg:x="0.423cm" svg:y="0.613cm" presentation:class="title" presentation:user-transformed="true">
          <draw:text-box>
            <text:list text:style-name="L1">
              <text:list-header>
                <text:p text:style-name="P1"><text:span text:style-name="T6">Elimination</text:span></text:p>
              </text:list-header>
            </text:list>
          </draw:text-box>
        </draw:frame>
        <draw:custom-shape draw:name="TextBox 6" draw:style-name="gr4" draw:text-style-name="P2" draw:layer="layout" svg:width="16.927cm" svg:height="14.268cm" svg:x="1.087cm" svg:y="3.387cm">
          <text:list text:style-name="L5">
            <text:list-header>
              <text:p text:style-name="P8"><text:span text:style-name="T10">Solve <text:s/>the system using elimination.</text:span></text:p>
              <text:p text:style-name="P8"><text:span text:style-name="T24"/></text:p>
              <text:p text:style-name="P12"><text:span text:style-name="T10"><text:s/></text:span><text:span text:style-name="T10">4x + 3y = 8</text:span><text:span text:style-name="T10"><text:tab/></text:span></text:p>
              <text:p text:style-name="P8"><text:span text:style-name="T10"><text:s/></text:span><text:span text:style-name="T12">3x – 5y = –23</text:span></text:p>
              <text:p text:style-name="P8"><text:span text:style-name="T14"/></text:p>
              <text:p xml:id="id129" text:id="id129" text:style-name="P8"><text:span text:style-name="T10">20x + 15y = 40</text:span></text:p>
              <text:p xml:id="id130" text:id="id130" text:style-name="P8"><text:span text:style-name="T12"><text:s text:c="2"/></text:span><text:span text:style-name="T12">9x – 15y= –69</text:span></text:p>
              <text:p text:style-name="P8"><text:span text:style-name="T14"><text:s text:c="2"/></text:span></text:p>
              <text:p xml:id="id132" text:id="id132" text:style-name="P8"><text:span text:style-name="T10">29x = –29 </text:span></text:p>
              <text:p xml:id="id133" text:id="id133" text:style-name="P8"><text:span text:style-name="T10"><text:s text:c="3"/></text:span><text:span text:style-name="T10">x = –1 </text:span></text:p>
              <text:p text:style-name="P8"><text:span text:style-name="T6"/></text:p>
              <text:p xml:id="id134" text:id="id134" text:style-name="P8"><text:span text:style-name="T10">Continued on next slid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4" draw:text-style-name="P2" xml:id="id125" draw:id="id125" draw:layer="layout" svg:width="14.701cm" svg:height="2.802cm" svg:x="10.187cm" svg:y="5.503cm">
          <text:list text:style-name="L5">
            <text:list-header>
              <text:p text:style-name="P8"><text:span text:style-name="T14">For this system, we must multiply both equations</text:span></text:p>
              <text:p text:style-name="P8"><text:span text:style-name="T14">by a different constant in order to make one of the</text:span></text:p>
              <text:p text:style-name="P8"><text:span text:style-name="T14">variables “drop out.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4" draw:text-style-name="P2" xml:id="id126" draw:id="id126" draw:layer="layout" svg:width="14.447cm" svg:height="2.802cm" svg:x="10.384cm" svg:y="9.102cm">
          <text:list text:style-name="L5">
            <text:list-header>
              <text:p text:style-name="P8"><text:span text:style-name="T14">It would work to multiply the top equation by –3</text:span></text:p>
              <text:p text:style-name="P8"><text:span text:style-name="T14">and the bottom equation by 4 OR to multiply the </text:span></text:p>
              <text:p text:style-name="P8"><text:span text:style-name="T14">top equation by 5 and the bottom equation by 3.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0" draw:style-name="gr16" draw:text-style-name="P7" xml:id="id131" draw:id="id131" draw:layer="layout" svg:x1="5.08cm" svg:y1="9.102cm" svg:x2="4.022cm" svg:y2="11.853cm">
          <text:p/>
        </draw:line>
        <draw:custom-shape draw:name="TextBox 7" draw:style-name="gr4" draw:text-style-name="P2" xml:id="id127" draw:id="id127" draw:layer="layout" svg:width="1.823cm" svg:height="1.615cm" svg:x="7.628cm" svg:y="5.08cm">
          <text:list text:style-name="L5">
            <text:list-header>
              <text:p text:style-name="P8"><text:span text:style-name="T10">(</text:span><text:span text:style-name="T25">5</text:span><text:span text:style-name="T10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4" draw:text-style-name="P2" xml:id="id128" draw:id="id128" draw:layer="layout" svg:width="1.823cm" svg:height="1.615cm" svg:x="7.84cm" svg:y="6.421cm">
          <text:list text:style-name="L5">
            <text:list-header>
              <text:p text:style-name="P8"><text:span text:style-name="T10">(</text:span><text:span text:style-name="T25">3</text:span><text:span text:style-name="T10">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24.begin">
            <anim:transitionFilter smil:dur="1s" smil:type="pushWipe" smil:subtype="combHorizontal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 smil:additive="base"/>
                  <anim:animate smil:dur="0.5s" smil:fill="hold" smil:targetElement="id127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 smil:additive="base"/>
                  <anim:animate smil:dur="0.5s" smil:fill="hold" smil:targetElement="id12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31" smil:attributeName="visibility" smil:to="visible"/>
                  <anim:transitionFilter smil:dur="0.5s" smil:targetElement="id131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6" draw:master-page-name="Default" presentation:use-date-time-name="dtd1" xml:id="id135" draw:id="id135">
        <draw:frame presentation:style-name="pr4" draw:text-style-name="P2" draw:layer="layout" svg:width="22.014cm" svg:height="1.948cm" svg:x="0.423cm" svg:y="0.613cm" presentation:class="title" presentation:user-transformed="true">
          <draw:text-box>
            <text:list text:style-name="L1">
              <text:list-header>
                <text:p text:style-name="P1"><text:span text:style-name="T6">Elimination</text:span></text:p>
              </text:list-header>
            </text:list>
          </draw:text-box>
        </draw:frame>
        <draw:custom-shape draw:name="TextBox 6" draw:style-name="gr13" draw:text-style-name="P2" draw:layer="layout" svg:width="23.315cm" svg:height="14.051cm" svg:x="1.027cm" svg:y="3.387cm">
          <text:list text:style-name="L5">
            <text:list-header>
              <text:p text:style-name="P8"><text:span text:style-name="T10">3x + 8y = 37</text:span></text:p>
              <text:p text:style-name="P8"><text:span text:style-name="T15"/></text:p>
              <text:p xml:id="id137" text:id="id137" text:style-name="P8"><text:span text:style-name="T10">3(–1) + 8y = 37</text:span></text:p>
              <text:p text:style-name="P8"><text:span text:style-name="T13"/></text:p>
              <text:p xml:id="id138" text:id="id138" text:style-name="P8"><text:span text:style-name="T10">–</text:span><text:span text:style-name="T10">3 + 8y = 37</text:span></text:p>
              <text:p text:style-name="P8"><text:span text:style-name="T13"/></text:p>
              <text:p xml:id="id139" text:id="id139" text:style-name="P8"><text:span text:style-name="T10"><text:s text:c="4"/></text:span><text:span text:style-name="T10">8y = 40</text:span></text:p>
              <text:p text:style-name="P8"><text:span text:style-name="T13"/></text:p>
              <text:p xml:id="id140" text:id="id140" text:style-name="P8"><text:span text:style-name="T10"><text:s text:c="6"/></text:span><text:span text:style-name="T10">y = 5 </text:span></text:p>
              <text:p text:style-name="P8"><text:span text:style-name="T26"/></text:p>
            </text:list-header>
          </text:list>
          <text:list text:style-name="L7">
            <text:list-header>
              <text:p xml:id="id141" text:id="id141" text:style-name="P8"><text:span text:style-name="T23">The solution is (–1, 5). </text:span></text:p>
            </text:list-header>
          </text:list>
          <text:list text:style-name="L5">
            <text:list-header>
              <text:p text:style-name="P8"><text:span text:style-name="T13"/></text:p>
              <text:p xml:id="id142" text:id="id142" text:style-name="P8"><text:span text:style-name="T10">Remember to check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4" draw:text-style-name="P2" xml:id="id136" draw:id="id136" draw:layer="layout" svg:width="12.944cm" svg:height="2.802cm" svg:x="10.617cm" svg:y="3.81cm">
          <text:list text:style-name="L5">
            <text:list-header>
              <text:p text:style-name="P8"><text:span text:style-name="T14">To find the second variable, it will work to</text:span></text:p>
              <text:p text:style-name="P8"><text:span text:style-name="T14">substitute in any equation that contains two </text:span></text:p>
              <text:p text:style-name="P8"><text:span text:style-name="T14">variable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35.begin">
            <anim:transitionFilter smil:dur="1s" smil:type="pushWipe" smil:subtype="combVertical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1" anim:sub-item="text" smil:attributeName="visibility" smil:to="visible"/>
                  <anim:transitionFilter smil:dur="0.5s" smil:targetElement="id141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spin">
                  <anim:animateTransform smil:dur="0.5s" smil:fill="hold" smil:targetElement="id142" anim:sub-item="text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5" draw:master-page-name="Default" presentation:use-date-time-name="dtd1" xml:id="id143" draw:id="id143">
        <draw:frame presentation:style-name="pr4" draw:text-style-name="P2" draw:layer="layout" svg:width="22.014cm" svg:height="1.948cm" svg:x="0.423cm" svg:y="0.613cm" presentation:class="title" presentation:user-transformed="true">
          <draw:text-box>
            <text:list text:style-name="L1">
              <text:list-header>
                <text:p text:style-name="P1"><text:span text:style-name="T6">Elimination</text:span></text:p>
              </text:list-header>
            </text:list>
          </draw:text-box>
        </draw:frame>
        <draw:custom-shape draw:name="TextBox 6" draw:style-name="gr13" draw:text-style-name="P2" draw:layer="layout" svg:width="23.315cm" svg:height="14.051cm" svg:x="1.027cm" svg:y="3.387cm">
          <text:list text:style-name="L5">
            <text:list-header>
              <text:p text:style-name="P8"><text:span text:style-name="T10">4x + 3y = 8</text:span></text:p>
              <text:p text:style-name="P8"><text:span text:style-name="T15"/></text:p>
              <text:p xml:id="id144" text:id="id144" text:style-name="P8"><text:span text:style-name="T10">4(–1) + 3y = 8</text:span></text:p>
              <text:p text:style-name="P8"><text:span text:style-name="T13"/></text:p>
              <text:p xml:id="id145" text:id="id145" text:style-name="P8"><text:span text:style-name="T10">–</text:span><text:span text:style-name="T10">4 + 3y = 8</text:span></text:p>
              <text:p text:style-name="P8"><text:span text:style-name="T13"/></text:p>
              <text:p xml:id="id146" text:id="id146" text:style-name="P8"><text:span text:style-name="T10"><text:s text:c="4"/></text:span><text:span text:style-name="T10">3y = 12</text:span></text:p>
              <text:p text:style-name="P8"><text:span text:style-name="T13"/></text:p>
              <text:p xml:id="id147" text:id="id147" text:style-name="P8"><text:span text:style-name="T10"><text:s text:c="6"/></text:span><text:span text:style-name="T10">y = 4 </text:span></text:p>
              <text:p text:style-name="P8"><text:span text:style-name="T26"/></text:p>
            </text:list-header>
          </text:list>
          <text:list text:style-name="L7">
            <text:list-header>
              <text:p xml:id="id148" text:id="id148" text:style-name="P8"><text:span text:style-name="T23">The solution is (–1, 4). </text:span></text:p>
            </text:list-header>
          </text:list>
          <text:list text:style-name="L5">
            <text:list-header>
              <text:p text:style-name="P8"><text:span text:style-name="T13"/></text:p>
              <text:p xml:id="id149" text:id="id149" text:style-name="P8"><text:span text:style-name="T10">Remember to check!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43.begin">
            <anim:transitionFilter smil:dur="1s" smil:type="pushWipe" smil:subtype="combHorizontal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8" anim:sub-item="text" smil:attributeName="visibility" smil:to="visible"/>
                  <anim:transitionFilter smil:dur="0.5s" smil:targetElement="id148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spin">
                  <anim:animateTransform smil:dur="0.5s" smil:fill="hold" smil:targetElement="id149" anim:sub-item="text" smil:by="36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spin">
                  <anim:animateTransform smil:dur="0.5s" smil:fill="hold" smil:targetElement="id149" anim:sub-item="text" smil:by="36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spin">
                  <anim:animateTransform smil:dur="0.5s" smil:fill="hold" smil:targetElement="id149" anim:sub-item="text" smil:by="36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spin">
                  <anim:animateTransform smil:dur="0.5s" smil:fill="hold" smil:targetElement="id149" anim:sub-item="text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640000004B03E333AFB.png" xlink:type="simple" xlink:show="embed" xlink:actuate="onLoad"/>
    <draw:fill-image draw:name="Bitmape_20_2" draw:display-name="Bitmape 2" xlink:href="Pictures/1000000000000640000004B0A36478F5.png" xlink:type="simple" xlink:show="embed" xlink:actuate="onLoad"/>
    <draw:fill-image draw:name="Bitmape_20_3" draw:display-name="Bitmape 3" xlink:href="Pictures/1000000000000640000004B03835CD6D.png" xlink:type="simple" xlink:show="embed" xlink:actuate="onLoad"/>
    <draw:fill-image draw:name="Bitmape_20_4" draw:display-name="Bitmape 4" xlink:href="Pictures/1000000000000640000004B042EB68AC.png" xlink:type="simple" xlink:show="embed" xlink:actuate="onLoad"/>
    <draw:marker draw:name="Arrow" svg:viewBox="0 0 20 30" svg:d="m10 0-10 30h20z"/>
    <draw:marker draw:name="Arrowheads_20_1" draw:display-name="Arrowheads 1" svg:viewBox="0 0 356 356" svg:d="m178 0 178 324-54 32-124-228-125 228-53-32z"/>
    <draw:marker draw:name="Arrowheads_20_10" draw:display-name="Arrowheads 10" svg:viewBox="0 0 356 356" svg:d="m178 0 178 324-54 32-124-228-125 228-53-32z"/>
    <draw:marker draw:name="Arrowheads_20_11" draw:display-name="Arrowheads 11" svg:viewBox="0 0 356 356" svg:d="m178 0 178 324-54 32-124-228-125 228-53-32z"/>
    <draw:marker draw:name="Arrowheads_20_12" draw:display-name="Arrowheads 12" svg:viewBox="0 0 356 356" svg:d="m178 0 178 324-54 32-124-228-125 228-53-32z"/>
    <draw:marker draw:name="Arrowheads_20_13" draw:display-name="Arrowheads 13" svg:viewBox="0 0 356 356" svg:d="m178 0 178 324-54 32-124-228-125 228-53-32z"/>
    <draw:marker draw:name="Arrowheads_20_14" draw:display-name="Arrowheads 14" svg:viewBox="0 0 356 356" svg:d="m178 0 178 324-54 32-124-228-125 228-53-32z"/>
    <draw:marker draw:name="Arrowheads_20_2" draw:display-name="Arrowheads 2" svg:viewBox="0 0 356 356" svg:d="m178 0 178 324-54 32-124-228-125 228-53-32z"/>
    <draw:marker draw:name="Arrowheads_20_3" draw:display-name="Arrowheads 3" svg:viewBox="0 0 356 356" svg:d="m178 0 178 324-54 32-124-228-125 228-53-32z"/>
    <draw:marker draw:name="Arrowheads_20_4" draw:display-name="Arrowheads 4" svg:viewBox="0 0 356 356" svg:d="m178 0 178 324-54 32-124-228-125 228-53-32z"/>
    <draw:marker draw:name="Arrowheads_20_5" draw:display-name="Arrowheads 5" svg:viewBox="0 0 356 356" svg:d="m178 0 178 324-54 32-124-228-125 228-53-32z"/>
    <draw:marker draw:name="Arrowheads_20_6" draw:display-name="Arrowheads 6" svg:viewBox="0 0 356 356" svg:d="m178 0 178 324-54 32-124-228-125 228-53-32z"/>
    <draw:marker draw:name="Arrowheads_20_7" draw:display-name="Arrowheads 7" svg:viewBox="0 0 356 356" svg:d="m178 0 178 324-54 32-124-228-125 228-53-32z"/>
    <draw:marker draw:name="Arrowheads_20_8" draw:display-name="Arrowheads 8" svg:viewBox="0 0 356 356" svg:d="m178 0 178 324-54 32-124-228-125 228-53-32z"/>
    <draw:marker draw:name="Arrowheads_20_9" draw:display-name="Arrowheads 9" svg:viewBox="0 0 356 356" svg:d="m178 0 178 324-54 32-124-228-125 228-53-32z"/>
    <draw:marker draw:name="msArrowOpenEnd_20_5" draw:display-name="msArrowOpenEnd 5" svg:viewBox="0 0 716 716" svg:d="m358 0 358 651-108 65-250-458-251 458-107-65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WenQuanYi Zen Hei Sharp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WenQuanYi Zen Hei Sharp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WenQuanYi Zen Hei Sharp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WenQuanYi Zen Hei Sharp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b7a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b7ab" style:text-outline="false" style:text-line-through-style="none" style:text-position="0% 100%" fo:font-family="Impact" style:font-family-generic="swiss" style:font-pitch="variable" fo:font-size="40pt" fo:font-style="normal" fo:text-shadow="none" style:text-underline-style="none" fo:font-weight="normal" style:font-family-asian="'WenQuanYi Zen Hei Sharp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b7a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b7ab" style:text-outline="false" style:text-line-through-style="none" style:text-position="0% 100%" fo:font-family="Impact" style:font-family-generic="swiss" style:font-pitch="variable" fo:font-size="4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685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685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68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family="Arial" style:font-pitch="variable" fo:font-size="10pt" fo:language="en" fo:country="US" fo:font-weight="bold" style:font-size-asian="10pt" style:font-weight-asian="bold" style:font-size-complex="10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014cm" svg:height="3.647cm" svg:x="0.423cm" svg:y="-0.236cm" presentation:class="title" presentation:placeholder="true">
        <draw:text-box/>
      </draw:frame>
      <draw:frame presentation:style-name="Default-outline1" draw:layer="backgroundobjects" svg:width="22.014cm" svg:height="14.394cm" svg:x="0.423cm" svg:y="3.386cm" presentation:class="outline" presentation:placeholder="true">
        <draw:text-box/>
      </draw:frame>
      <draw:frame presentation:style-name="Mpr1" draw:layer="backgroundobjects" svg:width="5.292cm" svg:height="1.277cm" svg:x="0cm" svg:y="18.626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8.044cm" svg:height="1.277cm" svg:x="8.678cm" svg:y="18.626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292cm" svg:height="1.277cm" svg:x="20.108cm" svg:y="18.626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2.014cm" svg:height="3.647cm" svg:x="0.423cm" svg:y="-0.236cm" presentation:class="title" presentation:placeholder="true">
        <draw:text-box/>
      </draw:frame>
      <draw:frame presentation:style-name="Title1-outline1" draw:layer="backgroundobjects" svg:width="22.014cm" svg:height="14.394cm" svg:x="0.423cm" svg:y="3.386cm" presentation:class="outline" presentation:placeholder="true">
        <draw:text-box/>
      </draw:frame>
      <draw:frame presentation:style-name="Mpr2" draw:text-style-name="MP3" draw:layer="backgroundobjects" svg:width="5.292cm" svg:height="0.684cm" svg:x="0cm" svg:y="18.626cm" presentation:class="date-time">
        <draw:text-box>
          <text:list text:style-name="ML2">
            <text:list-header>
              <text:p><text:span text:style-name="MT2"/></text:p>
            </text:list-header>
          </text:list>
        </draw:text-box>
      </draw:frame>
      <draw:frame presentation:style-name="Mpr3" draw:text-style-name="MP4" draw:layer="backgroundobjects" svg:width="8.044cm" svg:height="0.684cm" svg:x="8.678cm" svg:y="18.626cm" presentation:class="footer">
        <draw:text-box>
          <text:list text:style-name="ML2">
            <text:list-header>
              <text:p><text:span text:style-name="MT2"/></text:p>
            </text:list-header>
          </text:list>
        </draw:text-box>
      </draw:frame>
      <draw:frame presentation:style-name="Mpr4" draw:text-style-name="MP6" draw:layer="backgroundobjects" svg:width="5.292cm" svg:height="0.684cm" svg:x="20.108cm" svg:y="18.626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ystems of Equations </dc:title>
    <meta:initial-creator>Andrew</meta:initial-creator>
    <meta:creation-date>2009-06-10T18:21:40</meta:creation-date>
    <dc:creator>Christopher Svanefalk</dc:creator>
    <dc:date>2013-05-03T21:23:29</dc:date>
    <meta:editing-cycles>16</meta:editing-cycles>
    <meta:editing-duration>PT1H41M55S</meta:editing-duration>
    <meta:document-statistic meta:object-count="158"/>
    <meta:generator>LibreOffice/3.6$Linux_X86_64 LibreOffice_project/360m1$Build-2</meta:generator>
  </office:meta>
</office:document-meta>
</file>